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  <style:text-properties fo:color="#5983b0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468a1a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color="#ed4c05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color="#5983b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468a1a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fo:color="#ed4c05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12-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(x- avg)^2</text:p>
          </table:table-cell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(x- avg)^2</text:p>
          </table:table-cell>
          <table:table-cell table:style-name="ce10" office:value-type="string" calcext:value-type="string">
            <text:p>C</text:p>
          </table:table-cell>
          <table:table-cell table:style-name="ce7" office:value-type="string" calcext:value-type="string">
            <text:p>(x- avg)^2</text:p>
          </table:table-cell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8" table:formula="of:=([.B2]-[.B$8])^2" office:value-type="float" office:value="116.64" calcext:value-type="float">
            <text:p>116.64</text:p>
          </table:table-cell>
          <table:table-cell table:style-name="ce2" office:value-type="float" office:value="243" calcext:value-type="float">
            <text:p>243</text:p>
          </table:table-cell>
          <table:table-cell table:style-name="ce8" table:formula="of:=([.D2]-[.D$8])^2" office:value-type="float" office:value="6.75999999999997" calcext:value-type="float">
            <text:p>6.75999999999997</text:p>
          </table:table-cell>
          <table:table-cell table:style-name="ce3" office:value-type="float" office:value="265" calcext:value-type="float">
            <text:p>265</text:p>
          </table:table-cell>
          <table:table-cell table:style-name="ce8" table:formula="of:=([.F2]-[.F$8])^2" office:value-type="float" office:value="3.24000000000004" calcext:value-type="float">
            <text:p>3.24000000000004</text:p>
          </table:table-cell>
        </table:table-row>
        <table:table-row table:style-name="ro1">
          <table:table-cell/>
          <table:table-cell table:style-name="ce1" office:value-type="float" office:value="231" calcext:value-type="float">
            <text:p>231</text:p>
          </table:table-cell>
          <table:table-cell table:style-name="ce8" table:formula="of:=([.B3]-[.B$8])^2" office:value-type="float" office:value="17.6399999999999" calcext:value-type="float">
            <text:p>17.6399999999999</text:p>
          </table:table-cell>
          <table:table-cell table:style-name="ce2" office:value-type="float" office:value="246" calcext:value-type="float">
            <text:p>246</text:p>
          </table:table-cell>
          <table:table-cell table:style-name="ce8" table:formula="of:=([.D3]-[.D$8])^2" office:value-type="float" office:value="31.3599999999999" calcext:value-type="float">
            <text:p>31.3599999999999</text:p>
          </table:table-cell>
          <table:table-cell table:style-name="ce3" office:value-type="float" office:value="260" calcext:value-type="float">
            <text:p>260</text:p>
          </table:table-cell>
          <table:table-cell table:style-name="ce8" table:formula="of:=([.F3]-[.F$8])^2" office:value-type="float" office:value="46.2400000000002" calcext:value-type="float">
            <text:p>46.2400000000002</text:p>
          </table:table-cell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8" table:formula="of:=([.B4]-[.B$8])^2" office:value-type="float" office:value="0.640000000000018" calcext:value-type="float">
            <text:p>0.640000000000018</text:p>
          </table:table-cell>
          <table:table-cell table:style-name="ce2" office:value-type="float" office:value="243" calcext:value-type="float">
            <text:p>243</text:p>
          </table:table-cell>
          <table:table-cell table:style-name="ce8" table:formula="of:=([.D4]-[.D$8])^2" office:value-type="float" office:value="6.75999999999997" calcext:value-type="float">
            <text:p>6.75999999999997</text:p>
          </table:table-cell>
          <table:table-cell table:style-name="ce3" office:value-type="float" office:value="265" calcext:value-type="float">
            <text:p>265</text:p>
          </table:table-cell>
          <table:table-cell table:style-name="ce8" table:formula="of:=([.F4]-[.F$8])^2" office:value-type="float" office:value="3.24000000000004" calcext:value-type="float">
            <text:p>3.24000000000004</text:p>
          </table:table-cell>
        </table:table-row>
        <table:table-row table:style-name="ro1">
          <table:table-cell/>
          <table:table-cell table:style-name="ce1" office:value-type="float" office:value="217" calcext:value-type="float">
            <text:p>217</text:p>
          </table:table-cell>
          <table:table-cell table:style-name="ce8" table:formula="of:=([.B5]-[.B$8])^2" office:value-type="float" office:value="331.24" calcext:value-type="float">
            <text:p>331.24</text:p>
          </table:table-cell>
          <table:table-cell table:style-name="ce2" office:value-type="float" office:value="235" calcext:value-type="float">
            <text:p>235</text:p>
          </table:table-cell>
          <table:table-cell table:style-name="ce8" table:formula="of:=([.D5]-[.D$8])^2" office:value-type="float" office:value="29.1600000000001" calcext:value-type="float">
            <text:p>29.1600000000001</text:p>
          </table:table-cell>
          <table:table-cell table:style-name="ce3" office:value-type="float" office:value="253" calcext:value-type="float">
            <text:p>253</text:p>
          </table:table-cell>
          <table:table-cell table:style-name="ce8" table:formula="of:=([.F5]-[.F$8])^2" office:value-type="float" office:value="190.44" calcext:value-type="float">
            <text:p>190.44</text:p>
          </table:table-cell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8" table:formula="of:=([.B6]-[.B$8])^2" office:value-type="float" office:value="116.64" calcext:value-type="float">
            <text:p>116.64</text:p>
          </table:table-cell>
          <table:table-cell table:style-name="ce2" office:value-type="float" office:value="235" calcext:value-type="float">
            <text:p>235</text:p>
          </table:table-cell>
          <table:table-cell table:style-name="ce8" table:formula="of:=([.D6]-[.D$8])^2" office:value-type="float" office:value="29.1600000000001" calcext:value-type="float">
            <text:p>29.1600000000001</text:p>
          </table:table-cell>
          <table:table-cell table:style-name="ce3" office:value-type="float" office:value="291" calcext:value-type="float">
            <text:p>291</text:p>
          </table:table-cell>
          <table:table-cell table:style-name="ce8" table:formula="of:=([.F6]-[.F$8])^2" office:value-type="float" office:value="585.639999999999" calcext:value-type="float">
            <text:p>585.639999999999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table:style-name="ce5" table:formula="of:=SUM([.B2:.B6])" office:value-type="float" office:value="1176" calcext:value-type="float">
            <text:p>1176</text:p>
          </table:table-cell>
          <table:table-cell table:style-name="ce5" table:formula="of:=SUM([.C2:.C6])" office:value-type="float" office:value="582.8" calcext:value-type="float">
            <text:p>582.8</text:p>
          </table:table-cell>
          <table:table-cell table:style-name="ce5" table:formula="of:=SUM([.D2:.D6])" office:value-type="float" office:value="1202" calcext:value-type="float">
            <text:p>1202</text:p>
          </table:table-cell>
          <table:table-cell table:style-name="ce5" table:formula="of:=SUM([.E2:.E6])" office:value-type="float" office:value="103.2" calcext:value-type="float">
            <text:p>103.2</text:p>
          </table:table-cell>
          <table:table-cell table:style-name="ce5" table:formula="of:=SUM([.F2:.F6])" office:value-type="float" office:value="1334" calcext:value-type="float">
            <text:p>1334</text:p>
          </table:table-cell>
          <table:table-cell table:style-name="ce5" table:formula="of:=SUM([.G2:.G6])" office:value-type="float" office:value="828.8" calcext:value-type="float">
            <text:p>828.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6" table:formula="of:=AVERAGE([.B2:.B6])" office:value-type="float" office:value="235.2" calcext:value-type="float">
            <text:p>235.2</text:p>
          </table:table-cell>
          <table:table-cell table:style-name="ce6" table:formula="of:=AVERAGE([.C2:.C6])" office:value-type="float" office:value="116.56" calcext:value-type="float">
            <text:p>116.56</text:p>
          </table:table-cell>
          <table:table-cell table:style-name="ce6" table:formula="of:=AVERAGE([.D2:.D6])" office:value-type="float" office:value="240.4" calcext:value-type="float">
            <text:p>240.4</text:p>
          </table:table-cell>
          <table:table-cell table:style-name="ce6" table:formula="of:=AVERAGE([.E2:.E6])" office:value-type="float" office:value="20.64" calcext:value-type="float">
            <text:p>20.64</text:p>
          </table:table-cell>
          <table:table-cell table:style-name="ce6" table:formula="of:=AVERAGE([.F2:.F6])" office:value-type="float" office:value="266.8" calcext:value-type="float">
            <text:p>266.8</text:p>
          </table:table-cell>
          <table:table-cell table:style-name="ce6" table:formula="of:=AVERAGE([.G2:.G6])" office:value-type="float" office:value="165.76" calcext:value-type="float">
            <text:p>165.7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SW</text:p>
          </table:table-cell>
          <table:table-cell table:formula="of:=[.C7]+[.E7]+[.G7]" office:value-type="float" office:value="1514.8" calcext:value-type="float">
            <text:p>1514.8</text:p>
          </table:table-cell>
          <table:table-cell/>
        </table:table-row>
        <table:table-row table:style-name="ro1">
          <table:table-cell office:value-type="string" calcext:value-type="string">
            <text:p>Total Σ</text:p>
          </table:table-cell>
          <table:table-cell/>
          <table:table-cell table:formula="of:=SUM([.B2:.B6])+SUM([.D2:.D6])+SUM([.F2:.F6])" office:value-type="float" office:value="3712" calcext:value-type="float">
            <text:p>3712</text:p>
          </table:table-cell>
          <table:table-cell/>
          <table:table-cell office:value-type="string" calcext:value-type="string">
            <text:p>SST</text:p>
          </table:table-cell>
          <table:table-cell table:formula="of:=SUM([.B17:.B31])" office:value-type="float" office:value="4385.73333333333" calcext:value-type="float">
            <text:p>4385.73333333333</text:p>
          </table:table-cell>
          <table:table-cell/>
        </table:table-row>
        <table:table-row table:style-name="ro1">
          <table:table-cell office:value-type="string" calcext:value-type="string">
            <text:p>Total mean</text:p>
          </table:table-cell>
          <table:table-cell/>
          <table:table-cell table:formula="of:=AVERAGE([.B2:.B6];[.D2:.D6];[.F2:.F6])" office:value-type="float" office:value="247.466666666667" calcext:value-type="float">
            <text:p>247.466666666667</text:p>
          </table:table-cell>
          <table:table-cell/>
          <table:table-cell office:value-type="string" calcext:value-type="string">
            <text:p>SSB</text:p>
          </table:table-cell>
          <table:table-cell table:formula="of:=[.F13]-[.F12]" office:value-type="float" office:value="2870.93333333333" calcext:value-type="float">
            <text:p>2870.933333333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squares</text:p>
          </table:table-cell>
          <table:table-cell table:number-columns-repeated="2"/>
          <table:table-cell office:value-type="string" calcext:value-type="string">
            <text:p>SSB degrees of freedom</text:p>
          </table:table-cell>
          <table:table-cell/>
          <table:table-cell table:formula="of:=3-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formula="of:=([.A17]-[.C$14])^2" office:value-type="float" office:value="2.15111111111112" calcext:value-type="float">
            <text:p>2.15111111111112</text:p>
          </table:table-cell>
          <table:table-cell table:number-columns-repeated="2"/>
          <table:table-cell office:value-type="string" calcext:value-type="string">
            <text:p>SSW degrees of freedom</text:p>
          </table:table-cell>
          <table:table-cell/>
          <table:table-cell table:formula="of:=15-3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formula="of:=([.A18]-[.C$14])^2" office:value-type="float" office:value="271.151111111111" calcext:value-type="float">
            <text:p>271.151111111111</text:p>
          </table:table-cell>
          <table:table-cell table:number-columns-repeated="5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formula="of:=([.A19]-[.C$14])^2" office:value-type="float" office:value="131.484444444444" calcext:value-type="float">
            <text:p>131.484444444444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F14]/[.G16])/([.F12]/[.G17])" office:value-type="float" office:value="11.3715341959335" calcext:value-type="float">
            <text:p>11.3715341959335</text:p>
          </table:table-cell>
          <table:table-cell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formula="of:=([.A20]-[.C$14])^2" office:value-type="float" office:value="928.217777777778" calcext:value-type="float">
            <text:p>928.217777777778</text:p>
          </table:table-cell>
          <table:table-cell/>
          <table:table-cell office:value-type="string" calcext:value-type="string">
            <text:p>statistical significance</text:p>
          </table:table-cell>
          <table:table-cell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formula="of:=([.A21]-[.C$14])^2" office:value-type="float" office:value="2.15111111111112" calcext:value-type="float">
            <text:p>2.15111111111112</text:p>
          </table:table-cell>
          <table:table-cell table:number-columns-repeated="2"/>
          <table:table-cell office:value-type="string" calcext:value-type="string">
            <text:p>Fc</text:p>
          </table:table-cell>
          <table:table-cell table:style-name="ce11" office:value-type="float" office:value="2.8068" calcext:value-type="float">
            <text:p>2.8068</text:p>
          </table:table-cell>
          <table:table-cell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formula="of:=([.A22]-[.C$14])^2" office:value-type="float" office:value="19.9511111111111" calcext:value-type="float">
            <text:p>19.9511111111111</text:p>
          </table:table-cell>
          <table:table-cell table:number-columns-repeated="5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formula="of:=([.A23]-[.C$14])^2" office:value-type="float" office:value="2.15111111111112" calcext:value-type="float">
            <text:p>2.15111111111112</text:p>
          </table:table-cell>
          <table:table-cell table:number-columns-repeated="3"/>
          <table:table-cell office:value-type="string" calcext:value-type="string">
            <text:p>H0 fałszywe</text:p>
          </table:table-cell>
          <table:table-cell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formula="of:=([.A24]-[.C$14])^2" office:value-type="float" office:value="19.9511111111111" calcext:value-type="float">
            <text:p>19.9511111111111</text:p>
          </table:table-cell>
          <table:table-cell table:number-columns-repeated="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formula="of:=([.A25]-[.C$14])^2" office:value-type="float" office:value="155.417777777778" calcext:value-type="float">
            <text:p>155.417777777778</text:p>
          </table:table-cell>
          <table:table-cell table:number-columns-repeated="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formula="of:=([.A26]-[.C$14])^2" office:value-type="float" office:value="155.417777777778" calcext:value-type="float">
            <text:p>155.41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formula="of:=([.A27]-[.C$14])^2" office:value-type="float" office:value="307.417777777778" calcext:value-type="float">
            <text:p>307.41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formula="of:=([.A28]-[.C$14])^2" office:value-type="float" office:value="157.084444444444" calcext:value-type="float">
            <text:p>157.084444444444</text:p>
          </table:table-cell>
          <table:table-cell table:number-columns-repeated="5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formula="of:=([.A29]-[.C$14])^2" office:value-type="float" office:value="307.417777777778" calcext:value-type="float">
            <text:p>307.41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formula="of:=([.A30]-[.C$14])^2" office:value-type="float" office:value="30.6177777777778" calcext:value-type="float">
            <text:p>30.6177777777778</text:p>
          </table:table-cell>
          <table:table-cell table:number-columns-repeated="5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formula="of:=([.A31]-[.C$14])^2" office:value-type="float" office:value="1895.15111111111" calcext:value-type="float">
            <text:p>1895.151111111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5-21T23:21:13.333094050</dc:date>
    <meta:editing-duration>PT7M54S</meta:editing-duration>
    <meta:editing-cycles>1</meta:editing-cycles>
    <meta:document-statistic meta:table-count="1" meta:cell-count="103" meta:object-count="0"/>
  </office:meta>
</office:document-meta>
</file>